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C00000264888FCFA4.png"/>
  <manifest:file-entry manifest:media-type="image/png" manifest:full-path="Pictures/10000201000003E900000591B59A14D7.png"/>
  <manifest:file-entry manifest:media-type="image/png" manifest:full-path="Pictures/100002010000032C00000264234CA9E5.png"/>
  <manifest:file-entry manifest:media-type="image/png" manifest:full-path="Pictures/100002010000032C00000264A67EA438.png"/>
  <manifest:file-entry manifest:media-type="image/png" manifest:full-path="Pictures/100002010000032C0000026455BF9B9C.png"/>
  <manifest:file-entry manifest:media-type="image/png" manifest:full-path="Pictures/100002010000045000000593280745ED.png"/>
  <manifest:file-entry manifest:media-type="image/png" manifest:full-path="Pictures/100002010000032C000002647E6FA37B.png"/>
  <manifest:file-entry manifest:media-type="image/png" manifest:full-path="Pictures/100002010000032C0000026404298806.png"/>
  <manifest:file-entry manifest:media-type="image/png" manifest:full-path="Pictures/100002010000032C000002648F267723.png"/>
  <manifest:file-entry manifest:media-type="image/png" manifest:full-path="Pictures/10000201000003E90000059300AAAE74.png"/>
  <manifest:file-entry manifest:media-type="image/png" manifest:full-path="Pictures/100002010000032C00000264DD283EFD.png"/>
  <manifest:file-entry manifest:media-type="image/png" manifest:full-path="Pictures/100002010000044100000591C1FBDE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5.311cm" svg:height="0.962cm" svg:x="7.62cm" svg:y="9.525cm">
          <draw:text-box>
            <text:p><text:span text:style-name="T1">ω = 0-30 Δω = 0 </text:span></text:p>
          </draw:text-box>
        </draw:frame>
        <draw:frame draw:style-name="gr2" draw:text-style-name="P1" draw:layer="layout" svg:width="13.97cm" svg:height="10.16cm" svg:x="14.605cm" svg:y="0cm">
          <draw:image xlink:href="Pictures/100002010000032C000002648F267723.png" xlink:type="simple" xlink:show="embed" xlink:actuate="onLoad">
            <text:p/>
          </draw:image>
        </draw:frame>
        <draw:frame draw:style-name="gr2" draw:text-style-name="P1" draw:layer="layout" svg:width="13.97cm" svg:height="10.795cm" svg:x="14.605cm" svg:y="9.66cm">
          <draw:image xlink:href="Pictures/100002010000032C0000026404298806.png" xlink:type="simple" xlink:show="embed" xlink:actuate="onLoad">
            <text:p/>
          </draw:image>
        </draw:frame>
        <draw:frame draw:style-name="gr2" draw:text-style-name="P1" draw:layer="layout" svg:width="16.245cm" svg:height="20.999cm" svg:x="-0.038cm" svg:y="-0.099cm">
          <draw:image xlink:href="Pictures/100002010000045000000593280745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5.662cm" svg:height="0.962cm" svg:x="7.62cm" svg:y="9.525cm">
          <draw:text-box>
            <text:p><text:span text:style-name="T1">ω = 0-30 Δω = 10 </text:span></text:p>
          </draw:text-box>
        </draw:frame>
        <draw:frame draw:style-name="gr2" draw:text-style-name="P1" draw:layer="layout" svg:width="14.605cm" svg:height="11.098cm" svg:x="13.97cm" svg:y="9.902cm">
          <draw:image xlink:href="Pictures/100002010000032C0000026455BF9B9C.png" xlink:type="simple" xlink:show="embed" xlink:actuate="onLoad">
            <text:p/>
          </draw:image>
        </draw:frame>
        <draw:frame draw:style-name="gr2" draw:text-style-name="P1" draw:layer="layout" svg:width="14.992cm" svg:height="11.43cm" svg:x="13.583cm" svg:y="-0.635cm">
          <draw:image xlink:href="Pictures/100002010000032C000002647E6FA37B.png" xlink:type="simple" xlink:show="embed" xlink:actuate="onLoad">
            <text:p/>
          </draw:image>
        </draw:frame>
        <draw:frame draw:style-name="gr2" draw:text-style-name="P1" draw:layer="layout" svg:width="14.729cm" svg:height="20.999cm" svg:x="0cm" svg:y="0.001cm">
          <draw:image xlink:href="Pictures/10000201000003E90000059300AAAE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layer="layout" svg:width="5.133cm" svg:height="1.673cm" svg:x="7.62cm" svg:y="9.757cm">
          <draw:text-box>
            <text:p><text:span text:style-name="T1">ω = 0 Δω = 0-30</text:span></text:p>
            <text:p><text:span text:style-name="T1"><text:s/></text:span></text:p>
          </draw:text-box>
        </draw:frame>
        <draw:frame draw:style-name="gr2" draw:text-style-name="P1" draw:layer="layout" svg:width="14.605cm" svg:height="11.43cm" svg:x="13.97cm" svg:y="9.525cm">
          <draw:image xlink:href="Pictures/100002010000032C00000264A67EA438.png" xlink:type="simple" xlink:show="embed" xlink:actuate="onLoad">
            <text:p/>
          </draw:image>
        </draw:frame>
        <draw:frame draw:style-name="gr2" draw:text-style-name="P1" draw:layer="layout" svg:width="14.605cm" svg:height="10.795cm" svg:x="13.97cm" svg:y="-0.635cm">
          <draw:image xlink:href="Pictures/100002010000032C00000264234CA9E5.png" xlink:type="simple" xlink:show="embed" xlink:actuate="onLoad">
            <text:p/>
          </draw:image>
        </draw:frame>
        <draw:frame draw:style-name="gr2" draw:text-style-name="P1" draw:layer="layout" svg:width="16.047cm" svg:height="20.999cm" svg:x="-0.635cm" svg:y="0.001cm">
          <draw:image xlink:href="Pictures/100002010000044100000591C1FBDE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layer="layout" svg:width="5.485cm" svg:height="1.673cm" svg:x="8.485cm" svg:y="9.757cm">
          <draw:text-box>
            <text:p><text:span text:style-name="T1">ω = 10 Δω = 0-30</text:span></text:p>
            <text:p><text:span text:style-name="T1"><text:s/></text:span></text:p>
          </draw:text-box>
        </draw:frame>
        <draw:frame draw:style-name="gr2" draw:text-style-name="P1" draw:layer="layout" svg:width="15.083cm" svg:height="10.795cm" svg:x="13.335cm" svg:y="-0.635cm">
          <draw:image xlink:href="Pictures/100002010000032C00000264DD283EFD.png" xlink:type="simple" xlink:show="embed" xlink:actuate="onLoad">
            <text:p/>
          </draw:image>
        </draw:frame>
        <draw:frame draw:style-name="gr2" draw:text-style-name="P1" draw:layer="layout" svg:width="14.488cm" svg:height="10.673cm" svg:x="13.887cm" svg:y="9.747cm">
          <draw:image xlink:href="Pictures/100002010000032C00000264888FCFA4.png" xlink:type="simple" xlink:show="embed" xlink:actuate="onLoad">
            <text:p/>
          </draw:image>
        </draw:frame>
        <draw:frame draw:style-name="gr2" draw:text-style-name="P1" draw:layer="layout" svg:width="14.75cm" svg:height="20.999cm" svg:x="-0.045cm" svg:y="-0.035cm">
          <draw:image xlink:href="Pictures/10000201000003E900000591B59A14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ns Nielsen</meta:initial-creator>
    <meta:creation-date>2009-08-24T09:58:54</meta:creation-date>
    <meta:editing-duration>PT00H38M26S</meta:editing-duration>
    <meta:editing-cycles>11</meta:editing-cycles>
    <dc:date>2009-08-27T14:46:47</dc:date>
    <dc:creator>Jens Nielsen</dc:creator>
    <meta:generator>OpenOffice.org/3.1$Linux OpenOffice.org_project/310m11$Build-9399</meta:generator>
    <meta:document-statistic meta:object-count="47"/>
  </office:meta>
</office:document-meta>
</file>